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45pt"/>
    </style:style>
    <style:style style:name="co2" style:family="table-column">
      <style:table-column-properties fo:break-before="auto" style:column-width="99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25pt" svg:height="254.92pt" svg:x="554.51pt" svg:y="72.54pt">
            <draw:object draw:notify-on-update-of-ranges="Sheet1.C1:Sheet1.C17 Sheet1.E1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SIN([.A1])" office:value-type="float" office:value="0" calcext:value-type="float">
            <text:p>0</text:p>
          </table:table-cell>
          <table:table-cell table:formula="of:=([.B1]+SIN(PI()/2))*(2^15-1)" office:value-type="float" office:value="32767" calcext:value-type="float">
            <text:p>32767</text:p>
          </table:table-cell>
          <table:table-cell table:formula="of:=DEC2HEX([.C1];5)" office:value-type="string" office:string-value="07FFF" calcext:value-type="string">
            <text:p>07FFF</text:p>
          </table:table-cell>
          <table:table-cell table:formula="of:=HEX2DEC([.D1])" office:value-type="float" office:value="32767" calcext:value-type="float">
            <text:p>32767</text:p>
          </table:table-cell>
        </table:table-row>
        <table:table-row table:style-name="ro1">
          <table:table-cell table:formula="of:=[.A1]+2*PI()/16" office:value-type="float" office:value="0.392699081698724" calcext:value-type="float">
            <text:p>0.392699081698724</text:p>
          </table:table-cell>
          <table:table-cell table:formula="of:=SIN([.A2])" office:value-type="float" office:value="0.38268343236509" calcext:value-type="float">
            <text:p>0.38268343236509</text:p>
          </table:table-cell>
          <table:table-cell table:formula="of:=([.B2]+SIN(PI()/2))*(2^15-1)" office:value-type="float" office:value="45306.3880283069" calcext:value-type="float">
            <text:p>45306.3880283069</text:p>
          </table:table-cell>
          <table:table-cell table:formula="of:=DEC2HEX([.C2];5)" office:value-type="string" office:string-value="0B0FA" calcext:value-type="string">
            <text:p>0B0FA</text:p>
          </table:table-cell>
          <table:table-cell table:formula="of:=HEX2DEC([.D2])" office:value-type="float" office:value="45306" calcext:value-type="float">
            <text:p>45306</text:p>
          </table:table-cell>
        </table:table-row>
        <table:table-row table:style-name="ro1">
          <table:table-cell table:formula="of:=[.A2]+2*PI()/16" office:value-type="float" office:value="0.785398163397448" calcext:value-type="float">
            <text:p>0.785398163397448</text:p>
          </table:table-cell>
          <table:table-cell table:formula="of:=SIN([.A3])" office:value-type="float" office:value="0.707106781186547" calcext:value-type="float">
            <text:p>0.707106781186547</text:p>
          </table:table-cell>
          <table:table-cell table:formula="of:=([.B3]+SIN(PI()/2))*(2^15-1)" office:value-type="float" office:value="55936.7678991396" calcext:value-type="float">
            <text:p>55936.7678991396</text:p>
          </table:table-cell>
          <table:table-cell table:formula="of:=DEC2HEX([.C3];5)" office:value-type="string" office:string-value="0DA80" calcext:value-type="string">
            <text:p>0DA80</text:p>
          </table:table-cell>
          <table:table-cell table:formula="of:=HEX2DEC([.D3])" office:value-type="float" office:value="55936" calcext:value-type="float">
            <text:p>55936</text:p>
          </table:table-cell>
        </table:table-row>
        <table:table-row table:style-name="ro1">
          <table:table-cell table:formula="of:=[.A3]+2*PI()/16" office:value-type="float" office:value="1.17809724509617" calcext:value-type="float">
            <text:p>1.17809724509617</text:p>
          </table:table-cell>
          <table:table-cell table:formula="of:=SIN([.A4])" office:value-type="float" office:value="0.923879532511287" calcext:value-type="float">
            <text:p>0.923879532511287</text:p>
          </table:table-cell>
          <table:table-cell table:formula="of:=([.B4]+SIN(PI()/2))*(2^15-1)" office:value-type="float" office:value="63039.7606417973" calcext:value-type="float">
            <text:p>63039.7606417973</text:p>
          </table:table-cell>
          <table:table-cell table:formula="of:=DEC2HEX([.C4];5)" office:value-type="string" office:string-value="0F63F" calcext:value-type="string">
            <text:p>0F63F</text:p>
          </table:table-cell>
          <table:table-cell table:formula="of:=HEX2DEC([.D4])" office:value-type="float" office:value="63039" calcext:value-type="float">
            <text:p>63039</text:p>
          </table:table-cell>
        </table:table-row>
        <table:table-row table:style-name="ro1">
          <table:table-cell table:formula="of:=[.A4]+2*PI()/16" office:value-type="float" office:value="1.5707963267949" calcext:value-type="float">
            <text:p>1.5707963267949</text:p>
          </table:table-cell>
          <table:table-cell table:formula="of:=SIN([.A5])" office:value-type="float" office:value="1" calcext:value-type="float">
            <text:p>1</text:p>
          </table:table-cell>
          <table:table-cell table:formula="of:=([.B5]+SIN(PI()/2))*(2^15-1)" office:value-type="float" office:value="65534" calcext:value-type="float">
            <text:p>65534</text:p>
          </table:table-cell>
          <table:table-cell table:formula="of:=DEC2HEX([.C5];5)" office:value-type="string" office:string-value="0FFFE" calcext:value-type="string">
            <text:p>0FFFE</text:p>
          </table:table-cell>
          <table:table-cell table:formula="of:=HEX2DEC([.D5])" office:value-type="float" office:value="65534" calcext:value-type="float">
            <text:p>65534</text:p>
          </table:table-cell>
        </table:table-row>
        <table:table-row table:style-name="ro1">
          <table:table-cell table:formula="of:=[.A5]+2*PI()/16" office:value-type="float" office:value="1.96349540849362" calcext:value-type="float">
            <text:p>1.96349540849362</text:p>
          </table:table-cell>
          <table:table-cell table:formula="of:=SIN([.A6])" office:value-type="float" office:value="0.923879532511287" calcext:value-type="float">
            <text:p>0.923879532511287</text:p>
          </table:table-cell>
          <table:table-cell table:formula="of:=([.B6]+SIN(PI()/2))*(2^15-1)" office:value-type="float" office:value="63039.7606417973" calcext:value-type="float">
            <text:p>63039.7606417973</text:p>
          </table:table-cell>
          <table:table-cell table:formula="of:=DEC2HEX([.C6];5)" office:value-type="string" office:string-value="0F63F" calcext:value-type="string">
            <text:p>0F63F</text:p>
          </table:table-cell>
          <table:table-cell table:formula="of:=HEX2DEC([.D6])" office:value-type="float" office:value="63039" calcext:value-type="float">
            <text:p>63039</text:p>
          </table:table-cell>
        </table:table-row>
        <table:table-row table:style-name="ro1">
          <table:table-cell table:formula="of:=[.A6]+2*PI()/16" office:value-type="float" office:value="2.35619449019234" calcext:value-type="float">
            <text:p>2.35619449019234</text:p>
          </table:table-cell>
          <table:table-cell table:formula="of:=SIN([.A7])" office:value-type="float" office:value="0.707106781186548" calcext:value-type="float">
            <text:p>0.707106781186548</text:p>
          </table:table-cell>
          <table:table-cell table:formula="of:=([.B7]+SIN(PI()/2))*(2^15-1)" office:value-type="float" office:value="55936.7678991396" calcext:value-type="float">
            <text:p>55936.7678991396</text:p>
          </table:table-cell>
          <table:table-cell table:formula="of:=DEC2HEX([.C7];5)" office:value-type="string" office:string-value="0DA80" calcext:value-type="string">
            <text:p>0DA80</text:p>
          </table:table-cell>
          <table:table-cell table:formula="of:=HEX2DEC([.D7])" office:value-type="float" office:value="55936" calcext:value-type="float">
            <text:p>55936</text:p>
          </table:table-cell>
        </table:table-row>
        <table:table-row table:style-name="ro1">
          <table:table-cell table:formula="of:=[.A7]+2*PI()/16" office:value-type="float" office:value="2.74889357189107" calcext:value-type="float">
            <text:p>2.74889357189107</text:p>
          </table:table-cell>
          <table:table-cell table:formula="of:=SIN([.A8])" office:value-type="float" office:value="0.38268343236509" calcext:value-type="float">
            <text:p>0.38268343236509</text:p>
          </table:table-cell>
          <table:table-cell table:formula="of:=([.B8]+SIN(PI()/2))*(2^15-1)" office:value-type="float" office:value="45306.3880283069" calcext:value-type="float">
            <text:p>45306.3880283069</text:p>
          </table:table-cell>
          <table:table-cell table:formula="of:=DEC2HEX([.C8];5)" office:value-type="string" office:string-value="0B0FA" calcext:value-type="string">
            <text:p>0B0FA</text:p>
          </table:table-cell>
          <table:table-cell table:formula="of:=HEX2DEC([.D8])" office:value-type="float" office:value="45306" calcext:value-type="float">
            <text:p>45306</text:p>
          </table:table-cell>
        </table:table-row>
        <table:table-row table:style-name="ro1">
          <table:table-cell table:formula="of:=[.A8]+2*PI()/16" office:value-type="float" office:value="3.14159265358979" calcext:value-type="float">
            <text:p>3.14159265358979</text:p>
          </table:table-cell>
          <table:table-cell table:formula="of:=SIN([.A9])" office:value-type="float" office:value="1.22464679914735E-016" calcext:value-type="float">
            <text:p>1.22464679914735E-16</text:p>
          </table:table-cell>
          <table:table-cell table:formula="of:=([.B9]+SIN(PI()/2))*(2^15-1)" office:value-type="float" office:value="32767" calcext:value-type="float">
            <text:p>32767</text:p>
          </table:table-cell>
          <table:table-cell table:formula="of:=DEC2HEX([.C9];5)" office:value-type="string" office:string-value="07FFF" calcext:value-type="string">
            <text:p>07FFF</text:p>
          </table:table-cell>
          <table:table-cell table:formula="of:=HEX2DEC([.D9])" office:value-type="float" office:value="32767" calcext:value-type="float">
            <text:p>32767</text:p>
          </table:table-cell>
        </table:table-row>
        <table:table-row table:style-name="ro1">
          <table:table-cell table:formula="of:=[.A9]+2*PI()/16" office:value-type="float" office:value="3.53429173528852" calcext:value-type="float">
            <text:p>3.53429173528852</text:p>
          </table:table-cell>
          <table:table-cell table:formula="of:=SIN([.A10])" office:value-type="float" office:value="-0.38268343236509" calcext:value-type="float">
            <text:p>-0.38268343236509</text:p>
          </table:table-cell>
          <table:table-cell table:formula="of:=([.B10]+SIN(PI()/2))*(2^15-1)" office:value-type="float" office:value="20227.6119716931" calcext:value-type="float">
            <text:p>20227.6119716931</text:p>
          </table:table-cell>
          <table:table-cell table:formula="of:=DEC2HEX([.C10];5)" office:value-type="string" office:string-value="04F03" calcext:value-type="string">
            <text:p>04F03</text:p>
          </table:table-cell>
          <table:table-cell table:formula="of:=HEX2DEC([.D10])" office:value-type="float" office:value="20227" calcext:value-type="float">
            <text:p>20227</text:p>
          </table:table-cell>
        </table:table-row>
        <table:table-row table:style-name="ro1">
          <table:table-cell table:formula="of:=[.A10]+2*PI()/16" office:value-type="float" office:value="3.92699081698724" calcext:value-type="float">
            <text:p>3.92699081698724</text:p>
          </table:table-cell>
          <table:table-cell table:formula="of:=SIN([.A11])" office:value-type="float" office:value="-0.707106781186547" calcext:value-type="float">
            <text:p>-0.707106781186547</text:p>
          </table:table-cell>
          <table:table-cell table:formula="of:=([.B11]+SIN(PI()/2))*(2^15-1)" office:value-type="float" office:value="9597.2321008604" calcext:value-type="float">
            <text:p>9597.2321008604</text:p>
          </table:table-cell>
          <table:table-cell table:formula="of:=DEC2HEX([.C11];5)" office:value-type="string" office:string-value="0257D" calcext:value-type="string">
            <text:p>0257D</text:p>
          </table:table-cell>
          <table:table-cell table:formula="of:=HEX2DEC([.D11])" office:value-type="float" office:value="9597" calcext:value-type="float">
            <text:p>9597</text:p>
          </table:table-cell>
        </table:table-row>
        <table:table-row table:style-name="ro1">
          <table:table-cell table:formula="of:=[.A11]+2*PI()/16" office:value-type="float" office:value="4.31968989868597" calcext:value-type="float">
            <text:p>4.31968989868597</text:p>
          </table:table-cell>
          <table:table-cell table:formula="of:=SIN([.A12])" office:value-type="float" office:value="-0.923879532511286" calcext:value-type="float">
            <text:p>-0.923879532511286</text:p>
          </table:table-cell>
          <table:table-cell table:formula="of:=([.B12]+SIN(PI()/2))*(2^15-1)" office:value-type="float" office:value="2494.23935820267" calcext:value-type="float">
            <text:p>2494.23935820267</text:p>
          </table:table-cell>
          <table:table-cell table:formula="of:=DEC2HEX([.C12];5)" office:value-type="string" office:string-value="009BE" calcext:value-type="string">
            <text:p>009BE</text:p>
          </table:table-cell>
          <table:table-cell table:formula="of:=HEX2DEC([.D12])" office:value-type="float" office:value="2494" calcext:value-type="float">
            <text:p>2494</text:p>
          </table:table-cell>
        </table:table-row>
        <table:table-row table:style-name="ro1">
          <table:table-cell table:formula="of:=[.A12]+2*PI()/16" office:value-type="float" office:value="4.71238898038469" calcext:value-type="float">
            <text:p>4.71238898038469</text:p>
          </table:table-cell>
          <table:table-cell table:formula="of:=SIN([.A13])" office:value-type="float" office:value="-1" calcext:value-type="float">
            <text:p>-1</text:p>
          </table:table-cell>
          <table:table-cell table:formula="of:=([.B13]+SIN(PI()/2))*(2^15-1)" office:value-type="float" office:value="0" calcext:value-type="float">
            <text:p>0</text:p>
          </table:table-cell>
          <table:table-cell table:formula="of:=DEC2HEX([.C13];5)" office:value-type="string" office:string-value="00000" calcext:value-type="string">
            <text:p>00000</text:p>
          </table:table-cell>
          <table:table-cell table:formula="of:=HEX2DEC([.D13])" office:value-type="float" office:value="0" calcext:value-type="float">
            <text:p>0</text:p>
          </table:table-cell>
        </table:table-row>
        <table:table-row table:style-name="ro1">
          <table:table-cell table:formula="of:=[.A13]+2*PI()/16" office:value-type="float" office:value="5.10508806208341" calcext:value-type="float">
            <text:p>5.10508806208341</text:p>
          </table:table-cell>
          <table:table-cell table:formula="of:=SIN([.A14])" office:value-type="float" office:value="-0.923879532511287" calcext:value-type="float">
            <text:p>-0.923879532511287</text:p>
          </table:table-cell>
          <table:table-cell table:formula="of:=([.B14]+SIN(PI()/2))*(2^15-1)" office:value-type="float" office:value="2494.23935820267" calcext:value-type="float">
            <text:p>2494.23935820267</text:p>
          </table:table-cell>
          <table:table-cell table:formula="of:=DEC2HEX([.C14];5)" office:value-type="string" office:string-value="009BE" calcext:value-type="string">
            <text:p>009BE</text:p>
          </table:table-cell>
          <table:table-cell table:formula="of:=HEX2DEC([.D14])" office:value-type="float" office:value="2494" calcext:value-type="float">
            <text:p>2494</text:p>
          </table:table-cell>
        </table:table-row>
        <table:table-row table:style-name="ro1">
          <table:table-cell table:formula="of:=[.A14]+2*PI()/16" office:value-type="float" office:value="5.49778714378214" calcext:value-type="float">
            <text:p>5.49778714378214</text:p>
          </table:table-cell>
          <table:table-cell table:formula="of:=SIN([.A15])" office:value-type="float" office:value="-0.707106781186547" calcext:value-type="float">
            <text:p>-0.707106781186547</text:p>
          </table:table-cell>
          <table:table-cell table:formula="of:=([.B15]+SIN(PI()/2))*(2^15-1)" office:value-type="float" office:value="9597.23210086041" calcext:value-type="float">
            <text:p>9597.23210086041</text:p>
          </table:table-cell>
          <table:table-cell table:formula="of:=DEC2HEX([.C15];5)" office:value-type="string" office:string-value="0257D" calcext:value-type="string">
            <text:p>0257D</text:p>
          </table:table-cell>
          <table:table-cell table:formula="of:=HEX2DEC([.D15])" office:value-type="float" office:value="9597" calcext:value-type="float">
            <text:p>9597</text:p>
          </table:table-cell>
        </table:table-row>
        <table:table-row table:style-name="ro1">
          <table:table-cell table:formula="of:=[.A15]+2*PI()/16" office:value-type="float" office:value="5.89048622548086" calcext:value-type="float">
            <text:p>5.89048622548086</text:p>
          </table:table-cell>
          <table:table-cell table:formula="of:=SIN([.A16])" office:value-type="float" office:value="-0.382683432365089" calcext:value-type="float">
            <text:p>-0.382683432365089</text:p>
          </table:table-cell>
          <table:table-cell table:formula="of:=([.B16]+SIN(PI()/2))*(2^15-1)" office:value-type="float" office:value="20227.6119716931" calcext:value-type="float">
            <text:p>20227.6119716931</text:p>
          </table:table-cell>
          <table:table-cell table:formula="of:=DEC2HEX([.C16];5)" office:value-type="string" office:string-value="04F03" calcext:value-type="string">
            <text:p>04F03</text:p>
          </table:table-cell>
          <table:table-cell table:formula="of:=HEX2DEC([.D16])" office:value-type="float" office:value="20227" calcext:value-type="float">
            <text:p>20227</text:p>
          </table:table-cell>
        </table:table-row>
        <table:table-row table:style-name="ro1">
          <table:table-cell table:formula="of:=2*PI()" office:value-type="float" office:value="6.28318530717959" calcext:value-type="float">
            <text:p>6.28318530717959</text:p>
          </table:table-cell>
          <table:table-cell office:value-type="float" office:value="0" calcext:value-type="float">
            <text:p>0</text:p>
          </table:table-cell>
          <table:table-cell table:formula="of:=([.B17]+SIN(PI()/2))*(2^15-1)" office:value-type="float" office:value="32767" calcext:value-type="float">
            <text:p>32767</text:p>
          </table:table-cell>
          <table:table-cell table:formula="of:=DEC2HEX([.C17];5)" office:value-type="string" office:string-value="07FFF" calcext:value-type="string">
            <text:p>07FFF</text:p>
          </table:table-cell>
          <table:table-cell table:formula="of:=HEX2DEC([.D17])" office:value-type="float" office:value="32767" calcext:value-type="float">
            <text:p>32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2:18:28.040184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2:18:34.041167082</meta:creation-date>
    <meta:editing-duration>PT1M14S</meta:editing-duration>
    <meta:editing-cycles>2</meta:editing-cycles>
    <meta:generator>LibreOffice/6.0.7.3$Linux_X86_64 LibreOffice_project/00m0$Build-3</meta:generator>
    <dc:date>2020-08-06T12:19:42.474985739</dc:date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6cm" svg:height="8.994cm" xlink:href=".." xlink:type="simple" chart:class="chart:line" chart:style-name="ch1">
        <chart:legend chart:legend-position="end" svg:x="13.174cm" svg:y="3.949cm" style:legend-expansion="high" chart:style-name="ch2"/>
        <chart:plot-area chart:style-name="ch3" table:cell-range-address="Sheet1.C1:Sheet1.C17 Sheet1.E1:Sheet1.E17" svg:x="0.32cm" svg:y="0.179cm" svg:width="12.534cm" svg:height="8.636cm">
          <chartooo:coordinate-region svg:x="1.497cm" svg:y="0.378cm" svg:width="11.17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7" chart:class="chart:line">
            <chart:data-point chart:repeated="17"/>
          </chart:series>
          <chart:series chart:style-name="ch7" chart:values-cell-range-address="Sheet1.E1:Sheet1.E17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67">
                <text:p>32767</text:p>
                <draw:g>
                  <svg:desc>Sheet1.C1:Sheet1.C17</svg:desc>
                </draw:g>
              </table:table-cell>
              <table:table-cell office:value-type="float" office:value="32767">
                <text:p>32767</text:p>
                <draw:g>
                  <svg:desc>Sheet1.E1:Sheet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06.3880283069">
                <text:p>45306.3880283069</text:p>
              </table:table-cell>
              <table:table-cell office:value-type="float" office:value="45306">
                <text:p>4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936.7678991396">
                <text:p>55936.7678991396</text:p>
              </table:table-cell>
              <table:table-cell office:value-type="float" office:value="55936">
                <text:p>55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039.7606417973">
                <text:p>63039.7606417973</text:p>
              </table:table-cell>
              <table:table-cell office:value-type="float" office:value="63039">
                <text:p>63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4">
                <text:p>65534</text:p>
              </table:table-cell>
              <table:table-cell office:value-type="float" office:value="65534">
                <text:p>65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039.7606417973">
                <text:p>63039.7606417973</text:p>
              </table:table-cell>
              <table:table-cell office:value-type="float" office:value="63039">
                <text:p>63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36.7678991396">
                <text:p>55936.7678991396</text:p>
              </table:table-cell>
              <table:table-cell office:value-type="float" office:value="55936">
                <text:p>55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06.3880283069">
                <text:p>45306.3880283069</text:p>
              </table:table-cell>
              <table:table-cell office:value-type="float" office:value="45306">
                <text:p>45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7">
                <text:p>32767</text:p>
              </table:table-cell>
              <table:table-cell office:value-type="float" office:value="32767">
                <text:p>32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27.6119716931">
                <text:p>20227.6119716931</text:p>
              </table:table-cell>
              <table:table-cell office:value-type="float" office:value="20227">
                <text:p>20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97.2321008604">
                <text:p>9597.2321008604</text:p>
              </table:table-cell>
              <table:table-cell office:value-type="float" office:value="9597">
                <text:p>9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4.23935820267">
                <text:p>2494.23935820267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4.23935820267">
                <text:p>2494.23935820267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97.23210086041">
                <text:p>9597.23210086041</text:p>
              </table:table-cell>
              <table:table-cell office:value-type="float" office:value="9597">
                <text:p>9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27.6119716931">
                <text:p>20227.6119716931</text:p>
              </table:table-cell>
              <table:table-cell office:value-type="float" office:value="20227">
                <text:p>20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767">
                <text:p>32767</text:p>
              </table:table-cell>
              <table:table-cell office:value-type="float" office:value="32767">
                <text:p>32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